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011f" officeooo:paragraph-rsid="0009011f"/>
    </style:style>
    <style:style style:name="P2" style:family="paragraph" style:parent-style-name="Standard">
      <style:paragraph-properties fo:text-align="center" style:justify-single-word="false"/>
      <style:text-properties officeooo:rsid="0009011f" officeooo:paragraph-rsid="0009011f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9011f" officeooo:paragraph-rsid="0009011f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9833c" officeooo:paragraph-rsid="0009d4f8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9011f" officeooo:paragraph-rsid="0009011f"/>
    </style:style>
    <style:style style:name="P6" style:family="paragraph" style:parent-style-name="Header">
      <style:text-properties officeooo:rsid="0009011f" officeooo:paragraph-rsid="0009011f"/>
    </style:style>
    <style:style style:name="T1" style:family="text">
      <style:text-properties style:text-position="super 58%"/>
    </style:style>
    <style:style style:name="T2" style:family="text">
      <style:text-properties fo:font-size="2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9d4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Oral comprehension</text:span></text:p>
      <text:p text:style-name="P5"/>
      <text:p text:style-name="P1"/>
      <text:p text:style-name="P1"/>
      <text:p text:style-name="P1"/>
      <text:p text:style-name="P1"/>
      <text:p text:style-name="P5"/>
      <text:p text:style-name="P1"/>
      <text:p text:style-name="P3">Uber to introduce self-driving car</text:p>
      <text:p text:style-name="P1"/>
      <text:p text:style-name="P1"/>
      <text:p text:style-name="P4">Ce dialogue est l’extrait d’un journal télévisé où la présentatrice/journaliste interview un employé de Uber à propos du concept de l’entreprise Uber, en lien avec les voitures autonomes. Elle introduit en expliquant brièvement le concept de Uber : appeler un taxi Uber en appuyant sur un simple bouton dans une application. Elle donne entre autres des chiffres comme 1 million de dollars, ou trois millions de chauffeurs. Puis elle interroge l’employé à propos du fonctionnement. Je n’ai pas vraiment réussi à tout comprendre, mais globalement, il parlait de programmes, <text:span text:style-name="T3">et peut-être</text:span> d’intelligence artificielle. À un moment, il a aussi mentionné Googl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011f" officeooo:paragraph-rsid="0009011f"/>
    </style:style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RNIER<text:tab/><text:tab/>Tuesday, September 27<text:span text:style-name="MT1">th</text:span></text:p>
        <text:p text:style-name="MP1">Thomas</text:p>
        <text:p text:style-name="MP1">TS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10.268000000</meta:creation-date>
    <dc:date>2018-09-27T14:44:43.452000000</dc:date>
    <meta:editing-duration>PT15S</meta:editing-duration>
    <meta:editing-cycles>1</meta:editing-cycles>
    <meta:document-statistic meta:table-count="0" meta:image-count="0" meta:object-count="0" meta:page-count="1" meta:paragraph-count="6" meta:word-count="114" meta:character-count="748" meta:non-whitespace-character-count="639"/>
    <meta:generator>LibreOffice/5.1.6.2$Windows_x86 LibreOffice_project/07ac168c60a517dba0f0d7bc7540f5afa45f0909</meta:generator>
  </office:meta>
</office:document-meta>
</file>